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2.3811in"/>
    </style:style>
    <style:style style:name="co4" style:family="table-column">
      <style:table-column-properties fo:break-before="auto" style:column-width="1.91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Ubuntu Packages Installed</text:p>
          </table:table-cell>
          <table:table-cell table:number-columns-repeated="2" office:value-type="string">
            <text:p>Third Party Tools Installed</text:p>
          </table:table-cell>
          <table:table-cell office:value-type="string">
            <text:p>Databases Created/Loaded</text:p>
          </table:table-cell>
          <table:table-cell office:value-type="string">
            <text:p>Reporting &amp; Project Tracking</text:p>
          </table:table-cell>
        </table:table-row>
        <table:table-row table:style-name="ro1">
          <table:table-cell office:value-type="string">
            <text:p>gip</text:p>
          </table:table-cell>
          <table:table-cell office:value-type="string">
            <text:p>gisKismet</text:p>
          </table:table-cell>
          <table:table-cell office:value-type="string">
            <text:p>wsfuzzer</text:p>
          </table:table-cell>
          <table:table-cell office:value-type="string">
            <text:p>Exploit DB</text:p>
          </table:table-cell>
          <table:table-cell office:value-type="string">
            <text:p>Dradis</text:p>
          </table:table-cell>
        </table:table-row>
        <table:table-row table:style-name="ro1">
          <table:table-cell office:value-type="string">
            <text:p>arp-scan</text:p>
          </table:table-cell>
          <table:table-cell office:value-type="string">
            <text:p>wifite</text:p>
          </table:table-cell>
          <table:table-cell office:value-type="string">
            <text:p>pyrit</text:p>
          </table:table-cell>
          <table:table-cell office:value-type="string">
            <text:p>National Vulnerability Database</text:p>
          </table:table-cell>
          <table:table-cell office:value-type="string">
            <text:p>Redmine</text:p>
          </table:table-cell>
        </table:table-row>
        <table:table-row table:style-name="ro1">
          <table:table-cell office:value-type="string">
            <text:p>hping3</text:p>
          </table:table-cell>
          <table:table-cell office:value-type="string">
            <text:p>SET</text:p>
          </table:table-cell>
          <table:table-cell office:value-type="string">
            <text:p>middler</text:p>
          </table:table-cell>
          <table:table-cell office:value-type="string">
            <text:p>Open Source Vulnerability Database</text:p>
          </table:table-cell>
          <table:table-cell office:value-type="string">
            <text:p>FreACS</text:p>
          </table:table-cell>
        </table:table-row>
        <table:table-row table:style-name="ro1">
          <table:table-cell office:value-type="string">
            <text:p>cdpr</text:p>
          </table:table-cell>
          <table:table-cell office:value-type="string">
            <text:p>Metasploit</text:p>
          </table:table-cell>
          <table:table-cell office:value-type="string">
            <text:p>keimpx</text:p>
          </table:table-cell>
          <table:table-cell table:number-columns-repeated="2"/>
        </table:table-row>
        <table:table-row table:style-name="ro1">
          <table:table-cell office:value-type="string">
            <text:p>p0f</text:p>
          </table:table-cell>
          <table:table-cell office:value-type="string">
            <text:p>Wapiti</text:p>
          </table:table-cell>
          <table:table-cell office:value-type="string">
            <text:p>nmap</text:p>
          </table:table-cell>
          <table:table-cell table:number-columns-repeated="2"/>
        </table:table-row>
        <table:table-row table:style-name="ro1">
          <table:table-cell office:value-type="string">
            <text:p>xprobe2</text:p>
          </table:table-cell>
          <table:table-cell office:value-type="string">
            <text:p>ProxyStrike</text:p>
          </table:table-cell>
          <table:table-cell office:value-type="string">
            <text:p>ncrack</text:p>
          </table:table-cell>
          <table:table-cell table:number-columns-repeated="2"/>
        </table:table-row>
        <table:table-row table:style-name="ro1">
          <table:table-cell office:value-type="string">
            <text:p>wine</text:p>
          </table:table-cell>
          <table:table-cell office:value-type="string">
            <text:p>Fimap</text:p>
          </table:table-cell>
          <table:table-cell office:value-type="string">
            <text:p>CGE</text:p>
          </table:table-cell>
          <table:table-cell table:number-columns-repeated="2"/>
        </table:table-row>
        <table:table-row table:style-name="ro1">
          <table:table-cell office:value-type="string">
            <text:p>sqlmap</text:p>
          </table:table-cell>
          <table:table-cell office:value-type="string">
            <text:p>Skipfish</text:p>
          </table:table-cell>
          <table:table-cell office:value-type="string">
            <text:p>Hydra</text:p>
          </table:table-cell>
          <table:table-cell table:number-columns-repeated="2"/>
        </table:table-row>
        <table:table-row table:style-name="ro1">
          <table:table-cell office:value-type="string">
            <text:p>openvas-server</text:p>
          </table:table-cell>
          <table:table-cell office:value-type="string">
            <text:p>w3af</text:p>
          </table:table-cell>
          <table:table-cell office:value-type="string">
            <text:p>smap</text:p>
          </table:table-cell>
          <table:table-cell table:number-columns-repeated="2"/>
        </table:table-row>
        <table:table-row table:style-name="ro1">
          <table:table-cell office:value-type="string">
            <text:p>openvas-client</text:p>
          </table:table-cell>
          <table:table-cell office:value-type="string">
            <text:p>wafiti</text:p>
          </table:table-cell>
          <table:table-cell office:value-type="string">
            <text:p>sqlbrute</text:p>
          </table:table-cell>
          <table:table-cell table:number-columns-repeated="2"/>
        </table:table-row>
        <table:table-row table:style-name="ro1">
          <table:table-cell office:value-type="string">
            <text:p>sslscan</text:p>
          </table:table-cell>
          <table:table-cell office:value-type="string">
            <text:p>sulley</text:p>
          </table:table-cell>
          <table:table-cell office:value-type="string">
            <text:p>ACE</text:p>
          </table:table-cell>
          <table:table-cell table:number-columns-repeated="2"/>
        </table:table-row>
        <table:table-row table:style-name="ro1">
          <table:table-cell office:value-type="string">
            <text:p>ettercap-gtk</text:p>
          </table:table-cell>
          <table:table-cell office:value-type="string">
            <text:p>nikto</text:p>
          </table:table-cell>
          <table:table-cell office:value-type="string">
            <text:p>SIPCrack</text:p>
          </table:table-cell>
          <table:table-cell table:number-columns-repeated="2"/>
        </table:table-row>
        <table:table-row table:style-name="ro1">
          <table:table-cell office:value-type="string">
            <text:p>wine</text:p>
          </table:table-cell>
          <table:table-cell office:value-type="string">
            <text:p>beef</text:p>
          </table:table-cell>
          <table:table-cell office:value-type="string">
            <text:p>enumiax</text:p>
          </table:table-cell>
          <table:table-cell table:number-columns-repeated="2"/>
        </table:table-row>
        <table:table-row table:style-name="ro1">
          <table:table-cell office:value-type="string">
            <text:p>sipsak</text:p>
          </table:table-cell>
          <table:table-cell office:value-type="string">
            <text:p>fierce2</text:p>
          </table:table-cell>
          <table:table-cell office:value-type="string">
            <text:p>rtpbreak</text:p>
          </table:table-cell>
          <table:table-cell table:number-columns-repeated="2"/>
        </table:table-row>
        <table:table-row table:style-name="ro1">
          <table:table-cell office:value-type="string">
            <text:p>netcat6</text:p>
          </table:table-cell>
          <table:table-cell office:value-type="string">
            <text:p>kismet</text:p>
          </table:table-cell>
          <table:table-cell office:value-type="string">
            <text:p>VOIPong</text:p>
          </table:table-cell>
          <table:table-cell table:number-columns-repeated="2"/>
        </table:table-row>
        <table:table-row table:style-name="ro1">
          <table:table-cell office:value-type="string">
            <text:p>curl</text:p>
          </table:table-cell>
          <table:table-cell office:value-type="string">
            <text:p>aircrack</text:p>
          </table:table-cell>
          <table:table-cell office:value-type="string">
            <text:p>THC-IPv6</text:p>
          </table:table-cell>
          <table:table-cell table:number-columns-repeated="2"/>
        </table:table-row>
        <table:table-row table:style-name="ro1">
          <table:table-cell office:value-type="string">
            <text:p>nbtscan</text:p>
          </table:table-cell>
          <table:table-cell office:value-type="string">
            <text:p>airgraph</text:p>
          </table:table-cell>
          <table:table-cell office:value-type="string">
            <text:p>SEAT</text:p>
          </table:table-cell>
          <table:table-cell table:number-columns-repeated="2"/>
        </table:table-row>
        <table:table-row table:style-name="ro1">
          <table:table-cell office:value-type="string">
            <text:p>dsniff</text:p>
          </table:table-cell>
          <table:table-cell office:value-type="string">
            <text:p>Captcha-breaker</text:p>
          </table:table-cell>
          <table:table-cell office:value-type="string">
            <text:p>VOIPHopper</text:p>
          </table:table-cell>
          <table:table-cell table:number-columns-repeated="2"/>
        </table:table-row>
        <table:table-row table:style-name="ro1">
          <table:table-cell office:value-type="string">
            <text:p>sox</text:p>
          </table:table-cell>
          <table:table-cell office:value-type="string">
            <text:p>dnsmap</text:p>
          </table:table-cell>
          <table:table-cell office:value-type="string">
            <text:p>Cowpatty</text:p>
          </table:table-cell>
          <table:table-cell table:number-columns-repeated="2"/>
        </table:table-row>
        <table:table-row table:style-name="ro1">
          <table:table-cell office:value-type="string">
            <text:p>rezound</text:p>
          </table:table-cell>
          <table:table-cell office:value-type="string">
            <text:p>sqlmap</text:p>
          </table:table-cell>
          <table:table-cell office:value-type="string">
            <text:p>THC PPTP bruter</text:p>
          </table:table-cell>
          <table:table-cell table:number-columns-repeated="2"/>
        </table:table-row>
        <table:table-row table:style-name="ro1">
          <table:table-cell office:value-type="string">
            <text:p>macchanger-gtk</text:p>
          </table:table-cell>
          <table:table-cell office:value-type="string">
            <text:p>sqlninja</text:p>
          </table:table-cell>
          <table:table-cell office:value-type="string">
            <text:p>Cisco Torch</text:p>
          </table:table-cell>
          <table:table-cell table:number-columns-repeated="2"/>
        </table:table-row>
        <table:table-row table:style-name="ro1">
          <table:table-cell office:value-type="string">
            <text:p>webhttrack</text:p>
          </table:table-cell>
          <table:table-cell office:value-type="string">
            <text:p>ratproxy</text:p>
          </table:table-cell>
          <table:table-cell office:value-type="string">
            <text:p>halfscan</text:p>
          </table:table-cell>
          <table:table-cell table:number-columns-repeated="2"/>
        </table:table-row>
        <table:table-row table:style-name="ro1">
          <table:table-cell office:value-type="string">
            <text:p>smbclient</text:p>
          </table:table-cell>
          <table:table-cell office:value-type="string">
            <text:p>laudanum</text:p>
          </table:table-cell>
          <table:table-cell office:value-type="string">
            <text:p>snmpenum</text:p>
          </table:table-cell>
          <table:table-cell table:number-columns-repeated="2"/>
        </table:table-row>
        <table:table-row table:style-name="ro1">
          <table:table-cell office:value-type="string">
            <text:p>xsmbrowser</text:p>
          </table:table-cell>
          <table:table-cell office:value-type="string">
            <text:p>fuzzdb</text:p>
          </table:table-cell>
          <table:table-cell office:value-type="string">
            <text:p>ADMsnmp</text:p>
          </table:table-cell>
          <table:table-cell table:number-columns-repeated="2"/>
        </table:table-row>
        <table:table-row table:style-name="ro1">
          <table:table-cell office:value-type="string">
            <text:p>curl</text:p>
          </table:table-cell>
          <table:table-cell office:value-type="string">
            <text:p>monkeyfist</text:p>
          </table:table-cell>
          <table:table-cell office:value-type="string">
            <text:p>Firewalk</text:p>
          </table:table-cell>
          <table:table-cell table:number-columns-repeated="2"/>
        </table:table-row>
        <table:table-row table:style-name="ro1">
          <table:table-cell office:value-type="string">
            <text:p>httping</text:p>
          </table:table-cell>
          <table:table-cell office:value-type="string">
            <text:p>jbrofuzz</text:p>
          </table:table-cell>
          <table:table-cell office:value-type="string">
            <text:p>Ike-scan</text:p>
          </table:table-cell>
          <table:table-cell table:number-columns-repeated="2"/>
        </table:table-row>
        <table:table-row table:style-name="ro1">
          <table:table-cell office:value-type="string">
            <text:p>irpas </text:p>
          </table:table-cell>
          <table:table-cell office:value-type="string">
            <text:p>PHPshell</text:p>
          </table:table-cell>
          <table:table-cell office:value-type="string">
            <text:p>graudit</text:p>
          </table:table-cell>
          <table:table-cell table:number-columns-repeated="2"/>
        </table:table-row>
        <table:table-row table:style-name="ro1">
          <table:table-cell office:value-type="string">
            <text:p>python-bluetooth</text:p>
          </table:table-cell>
          <table:table-cell office:value-type="string">
            <text:p>dnsenum</text:p>
          </table:table-cell>
          <table:table-cell office:value-type="string">
            <text:p>Nipp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xyscan</text:p>
          </table:table-cell>
          <table:table-cell office:value-type="string">
            <text:p>Cisco R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rint</text:p>
          </table:table-cell>
          <table:table-cell office:value-type="string">
            <text:p>dnsreco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shcat / oclhashcat</text:p>
          </table:table-cell>
          <table:table-cell office:value-type="string">
            <text:p>DirBu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plico</text:p>
          </table:table-cell>
          <table:table-cell office:value-type="string">
            <text:p>WebScar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tglub</text:p>
          </table:table-cell>
          <table:table-cell office:value-type="string">
            <text:p>mysqlaud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wl</text:p>
          </table:table-cell>
          <table:table-cell office:value-type="string">
            <text:p>John the Ripp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SSer</text:p>
          </table:table-cell>
          <table:table-cell office:value-type="string">
            <text:p>Stomp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L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07/14/2011</text:date>, <text:time>16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ith Pachulski</meta:initial-creator>
    <meta:creation-date>2011-05-12T11:05:00</meta:creation-date>
    <dc:date>2011-07-14T16:06:15</dc:date>
    <dc:creator>Keith Pachulski</dc:creator>
    <meta:editing-duration>PT00H36M39S</meta:editing-duration>
    <meta:editing-cycles>6</meta:editing-cycles>
    <meta:generator>OpenOffice.org/3.2$Linux OpenOffice.org_project/320m19$Build-9505</meta:generator>
    <meta:document-statistic meta:table-count="1" meta:cell-count="110" meta:object-count="0"/>
  </office:meta>
</office:document-meta>
</file>